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45c90"/>
    </style:style>
    <style:style style:name="P2" style:family="paragraph" style:parent-style-name="Standard">
      <style:paragraph-properties fo:text-align="end" style:justify-single-word="false"/>
      <style:text-properties officeooo:rsid="00045c90" officeooo:paragraph-rsid="00045c90"/>
    </style:style>
    <style:style style:name="P3" style:family="paragraph" style:parent-style-name="Standard">
      <style:paragraph-properties fo:text-align="end" style:justify-single-word="false"/>
      <style:text-properties officeooo:rsid="00045c90" officeooo:paragraph-rsid="00099465"/>
    </style:style>
    <style:style style:name="T1" style:family="text">
      <style:text-properties officeooo:rsid="00045c90"/>
    </style:style>
    <style:style style:name="T2" style:family="text">
      <style:text-properties fo:font-style="italic" officeooo:rsid="00045c90"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5c90" style:font-style-asian="normal" style:font-style-complex="normal"/>
    </style:style>
    <style:style style:name="T5" style:family="text">
      <style:text-properties fo:font-style="normal" officeooo:rsid="0007af41"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span text:style-name="T1">Dear editor,</text:span></text:p>
      <text:p text:style-name="Standard"/>
      <text:p text:style-name="P1"><text:tab/><text:span text:style-name="T1">Thank you for the opportunity to submit our manuscript </text:span><text:span text:style-name="T2">Putting It All Together: Groups, Monoids, and the Interdependence of Graphics, Statistics, and Interaction </text:span><text:span text:style-name="T4">to the Journal of Computational and Graphical Statistics. The manuscript represents an original </text:span><text:span text:style-name="T5">piece of</text:span><text:span text:style-name="T4"> work and has not been published elsewhere. We believe it contains some important insights about the theory of (interactive) statistical graphics that may be valuable to both researchers in the field and applied practitioners who develop interactive data visualization systems. We hope we may be considered for publication and again thank you for the opportunity and your valuable time. </text:span></text:p>
      <text:p text:style-name="P1"><text:span text:style-name="T4"/></text:p>
      <text:p text:style-name="P1"><text:span text:style-name="T4"><text:tab/>Best regards,</text:span></text:p>
      <text:p text:style-name="P1"><text:span text:style-name="T4"><text:s text:c="2"/></text:span></text:p>
      <text:p text:style-name="P3"><text:span text:style-name="T3">Adam Bartonicek, PhD candidate</text:span></text:p>
      <text:p text:style-name="P2"><text:span text:style-name="T3">Dr. Simon Urbanek</text:span></text:p>
      <text:p text:style-name="P2"><text:span text:style-name="T3">Dr. Paul Murrel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20T15:19:17.681840672</meta:creation-date>
    <dc:date>2024-06-20T15:27:05.024516512</dc:date>
    <meta:editing-duration>PT7M46S</meta:editing-duration>
    <meta:editing-cycles>3</meta:editing-cycles>
    <meta:generator>LibreOffice/6.4.7.2$Linux_X86_64 LibreOffice_project/40$Build-2</meta:generator>
    <meta:document-statistic meta:table-count="0" meta:image-count="0" meta:object-count="0" meta:page-count="1" meta:paragraph-count="7" meta:word-count="111" meta:character-count="746" meta:non-whitespace-character-count="635"/>
  </office:meta>
</office:document-meta>
</file>